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text-properties style:font-name="FreeSans1" officeooo:rsid="0007a16d" officeooo:paragraph-rsid="0007a16d"/>
    </style:style>
    <style:style style:name="P3" style:family="paragraph" style:parent-style-name="Standard">
      <style:paragraph-properties fo:line-height="4.2cm"/>
      <style:text-properties style:font-name="FreeSans1" officeooo:rsid="0015d803" officeooo:paragraph-rsid="0039548f"/>
    </style:style>
    <style:style style:name="P4" style:family="paragraph" style:parent-style-name="Standard">
      <style:paragraph-properties fo:line-height="1.75cm"/>
      <style:text-properties style:font-name="FreeSans1" officeooo:rsid="0015d803" officeooo:paragraph-rsid="0039548f"/>
    </style:style>
    <style:style style:name="P5" style:family="paragraph" style:parent-style-name="Standard">
      <style:text-properties style:font-name="FreeSans1" officeooo:rsid="0039548f" officeooo:paragraph-rsid="003aa10f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9548f"/>
    </style:style>
    <style:style style:name="P9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9a093"/>
    </style:style>
    <style:style style:name="P10" style:family="paragraph" style:parent-style-name="Standard">
      <style:text-properties style:font-name="BetecknaLowerCase1" officeooo:rsid="001290e9" officeooo:paragraph-rsid="0039548f"/>
    </style:style>
    <style:style style:name="P11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3b974a" style:font-size-asian="6pt" style:font-size-complex="6pt"/>
    </style:style>
    <style:style style:name="P12" style:family="paragraph">
      <style:text-properties style:font-name="BetecknaLowerCase1" fo:font-size="96pt" style:font-size-asian="96pt" style:font-size-complex="96pt"/>
    </style:style>
    <style:style style:name="P13" style:family="paragraph">
      <style:text-properties style:font-name="FreeSans1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fo:font-size="12pt" officeooo:rsid="001a7abf" style:font-name-asian="FreeSans" style:font-size-asian="12pt" style:font-name-complex="FreeSans" style:font-size-complex="12pt"/>
    </style:style>
    <style:style style:name="T3" style:family="text">
      <style:text-properties fo:font-size="48pt" officeooo:rsid="0039548f" style:font-size-asian="48pt" style:font-size-complex="48pt"/>
    </style:style>
    <style:style style:name="T4" style:family="text">
      <style:text-properties officeooo:rsid="001dbe5e"/>
    </style:style>
    <style:style style:name="T5" style:family="text">
      <style:text-properties officeooo:rsid="0039548f" style:font-size-complex="6pt"/>
    </style:style>
    <style:style style:name="T6" style:family="text">
      <style:text-properties officeooo:rsid="0039548f"/>
    </style:style>
    <style:style style:name="T7" style:family="text">
      <style:text-properties officeooo:rsid="003d839a"/>
    </style:style>
    <style:style style:name="T8" style:family="text">
      <style:text-properties fo:font-size="12pt" officeooo:rsid="0015d803" style:font-name-asian="Droid Sans Fallback" style:font-size-asian="12pt" style:font-name-complex="FreeSans2" style:font-size-complex="12pt"/>
    </style:style>
    <style:style style:name="T9" style:family="text">
      <style:text-properties fo:font-size="12pt" officeooo:rsid="001a7abf" style:font-name-asian="Droid Sans Fallback" style:font-size-asian="12pt" style:font-name-complex="FreeSans2" style:font-size-complex="12pt"/>
    </style:style>
    <style:style style:name="T10" style:family="text">
      <style:text-properties fo:font-size="12pt" officeooo:rsid="0039a093" style:font-name-asian="Droid Sans Fallback" style:font-size-asian="12pt" style:font-name-complex="FreeSans2" style:font-size-complex="12pt"/>
    </style:style>
    <style:style style:name="T11" style:family="text">
      <style:text-properties fo:font-size="12pt" officeooo:rsid="003aa10f" style:font-name-asian="Droid Sans Fallback" style:font-size-asian="12pt" style:font-name-complex="FreeSans2" style:font-size-complex="12pt"/>
    </style:style>
    <style:style style:name="T12" style:family="text">
      <style:text-properties officeooo:rsid="001f5956"/>
    </style:style>
    <style:style style:name="T13" style:family="text">
      <style:text-properties style:font-name="BetecknaLowerCase1" fo:font-size="96pt" style:font-size-asian="96pt" style:font-size-complex="96pt"/>
    </style:style>
    <style:style style:name="T14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-width="0.427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2" svg:width="4.158cm" svg:height="6.111cm" svg:x="14.797cm" svg:y="1.579cm">
        <draw:text-box>
          <text:p><text:span text:style-name="T13">K</text:span></text:p>
        </draw:text-box>
      </draw:frame>
      <draw:frame text:anchor-type="page" text:anchor-page-number="1" draw:z-index="1" draw:style-name="gr2" draw:text-style-name="P13" svg:width="0.237cm" svg:height="0.579cm" svg:x="15.319cm" svg:y="4.173cm">
        <draw:text-box>
          <text:p><text:span text:style-name="T14">1</text:span></text:p>
        </draw:text-box>
      </draw:frame>
      <draw:frame text:anchor-type="page" text:anchor-page-number="1" draw:z-index="2" draw:style-name="gr2" draw:text-style-name="P13" svg:width="0.237cm" svg:height="0.579cm" svg:x="17.593cm" svg:y="4.281cm">
        <draw:text-box>
          <text:p><text:span text:style-name="T14">2</text:span></text:p>
        </draw:text-box>
      </draw:frame>
      <draw:line text:anchor-type="page" text:anchor-page-number="1" draw:z-index="3" draw:style-name="gr3" draw:text-style-name="P14" svg:x1="15.741cm" svg:y1="3.695cm" svg:x2="15.706cm" svg:y2="5.995cm">
        <text:p/>
      </draw:line>
      <draw:line text:anchor-type="page" text:anchor-page-number="1" draw:z-index="4" draw:style-name="gr4" draw:text-style-name="P14" svg:x1="16.965cm" svg:y1="4.776cm" svg:x2="17.895cm" svg:y2="3.725cm">
        <text:p/>
      </draw:line>
      <draw:line text:anchor-type="page" text:anchor-page-number="1" draw:z-index="5" draw:style-name="gr3" draw:text-style-name="P14" svg:x1="16.965cm" svg:y1="4.75cm" svg:x2="18.193cm" svg:y2="5.995cm">
        <text:p/>
      </draw:line>
      <text:p text:style-name="P6">LATIN CAPITAL LETTER <text:span text:style-name="T6">K</text:span></text:p>
      <text:p text:style-name="P7">Das große <text:span text:style-name="T6">Ka</text:span></text:p>
      <text:p text:style-name="P2"/>
      <text:p text:style-name="P5">Krankenhaus<text:span text:style-name="T8"> </text:span><text:span text:style-name="T2">•</text:span><text:span text:style-name="T9"> </text:span><text:span text:style-name="T7">Kontrolle</text:span><text:span text:style-name="T8"> </text:span><text:span text:style-name="T2">•</text:span><text:span text:style-name="T9"> </text:span><text:span text:style-name="T10">Kinder</text:span><text:span text:style-name="T8"> </text:span><text:span text:style-name="T2">•</text:span><text:span text:style-name="T9"> </text:span><text:span text:style-name="T11">Krieg</text:span><text:span text:style-name="T8"> </text:span><text:span text:style-name="T2">•</text:span><text:span text:style-name="T9"> </text:span><text:span text:style-name="T11">Kaffee</text:span></text:p>
      <text:p text:style-name="P3"><text:span text:style-name="Outline_5f_very_5f_large"><text:span text:style-name="T6">KKKKK</text:span></text:span></text:p>
      <text:p text:style-name="P4"><text:span text:style-name="Outline_5f_large"><text:span text:style-name="T3">KKKKKKKKKKKKKKK</text:span></text:span></text:p>
      <text:p text:style-name="P10"><text:span text:style-name="Outline"><text:span text:style-name="T6">KKKKKKKKKKKKKKKKKKKKKKKKKKKKKKK</text:span></text:span></text:p>
      <text:p text:style-name="P9"><text:span text:style-name="Outline"><text:span text:style-name="T6">KKKKKKKKKKKKKKKKKKKKKKKKKKKKKKK</text:span></text:span></text:p>
      <text:p text:style-name="P9"><text:span text:style-name="Outline"><text:span text:style-name="T6">KKKKKKKKKKKKKKKKKKKKKKKKKKKKKKK</text:span></text:span></text:p>
      <text:p text:style-name="P9"><text:span text:style-name="Outline"><text:span text:style-name="T6">KKKKKKKKKKKKKKKKKKKKKKKKKKKKKKK</text:span></text:span></text:p>
      <text:p text:style-name="P9"><text:span text:style-name="Outline"><text:span text:style-name="T6">KKKKKKKKKKKKKKKKKKKKKKKKKKKKKKK</text:span></text:span></text:p>
      <text:p text:style-name="P9"><text:span text:style-name="Outline"><text:span text:style-name="T6">KKKKKKKKKKKKKKKKKKKKKKKKKKKKKKK</text:span></text:span></text:p>
      <text:p text:style-name="P9"><text:span text:style-name="Outline"><text:span text:style-name="T6">KKKKKKKKKKKKKKKKKKKKKKKKKKKKKKK</text:span></text:span></text:p>
      <text:p text:style-name="P9"><text:span text:style-name="Outline"><text:span text:style-name="T6">KKKKKKKKKKKKKKKKKKKKKKKKKKKKKKK</text:span></text:span></text:p>
      <text:p text:style-name="P9"><text:span text:style-name="Outline"><text:span text:style-name="T6">KKKKKKKKKKKKKKKKKKKKKKKKKKKKKKK</text:span></text:span></text:p>
      <text:p text:style-name="P9"><text:span text:style-name="Outline"><text:span text:style-name="T5">KKKKKKKKKKKKKKKKKKKKKKKKKKKKKKK</text:span></text:span></text:p>
      <text:p text:style-name="P9"><text:span text:style-name="Outline"><text:span text:style-name="T6">KKKKKKKKKKKKKKKKKKKKKKKKKKKKKKK</text:span></text:span></text:p>
      <text:p text:style-name="P9"><text:span text:style-name="Outline"><text:span text:style-name="T6">KKKKKKKKKKKKKKKKKKKKKKKKKKKKKKK</text:span></text:span></text:p>
      <text:p text:style-name="P9"><text:span text:style-name="Outline"><text:span text:style-name="T6">KKKKKKKKKKKKKKKKKKKKKKKKKKKKKKK</text:span></text:span></text:p>
      <text:p text:style-name="P9"><draw:line text:anchor-type="paragraph" draw:z-index="6" draw:style-name="gr5" draw:text-style-name="P15" svg:x1="0cm" svg:y1="0.319cm" svg:x2="17cm" svg:y2="0.319cm"><text:p/></draw:line><draw:line text:anchor-type="paragraph" draw:z-index="7" draw:style-name="gr5" draw:text-style-name="P15" svg:x1="0cm" svg:y1="0.72cm" svg:x2="17cm" svg:y2="0.72cm"><text:p/></draw:line><draw:line text:anchor-type="paragraph" draw:z-index="8" draw:style-name="gr5" draw:text-style-name="P15" svg:x1="0cm" svg:y1="0.921cm" svg:x2="17cm" svg:y2="0.921cm"><text:p/></draw:line><draw:line text:anchor-type="paragraph" draw:z-index="9" draw:style-name="gr5" draw:text-style-name="P15" svg:x1="0cm" svg:y1="0.52cm" svg:x2="17cm" svg:y2="0.52cm"><text:p/></draw:line><text:span text:style-name="Outline"><text:span text:style-name="T6">K</text:span></text:span></text:p>
      <text:p text:style-name="P8"><draw:line text:anchor-type="paragraph" draw:z-index="10" draw:style-name="gr5" draw:text-style-name="P15" svg:x1="0cm" svg:y1="0.319cm" svg:x2="17cm" svg:y2="0.319cm"><text:p/></draw:line><draw:line text:anchor-type="paragraph" draw:z-index="11" draw:style-name="gr5" draw:text-style-name="P15" svg:x1="0cm" svg:y1="0.921cm" svg:x2="17cm" svg:y2="0.921cm"><text:p/></draw:line><text:span text:style-name="Outline"><text:span text:style-name="T4">K</text:span></text:span></text:p>
      <text:p text:style-name="P1"/>
      <text:p text:style-name="P1"/>
      <text:p text:style-name="P1"/>
      <text:p text:style-name="P1"/>
      <text:p text:style-name="P11"><text:span text:style-name="T1">©</text:span> Copyright 2016 Stephan Kreutzer, <text:span text:style-name="T12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1:08:37.134134467</dc:date>
    <dc:creator>Stephan Kreutzer</dc:creator>
    <meta:editing-duration>PT1H41M54S</meta:editing-duration>
    <meta:editing-cycles>55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0" meta:character-count="675" meta:non-whitespace-character-count="646"/>
  </office:meta>
</office:document-meta>
</file>